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GDateHolderEx.equal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ate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DateHolderEx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ateHolderEx.set_Date( Date 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GDateHolderEx.lex( String v , SchemaType sType , Valid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GDate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GDateHolderEx.compute_text( NamespaceManager n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DateHolderEx.JavaGDate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DateHolderEx.get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GDateHolderEx.set_int( int 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GDateHolderEx.set_GDate( GDateSpecification 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GDate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DateHolderEx.validateValue( GDateSpecification v , SchemaType sType , Validation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vaGDateHolderEx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ateHolderEx.set_Calendar( Calend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GDateHolderEx.getIntValu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vaGDateHolderEx.getCalenda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GDateHolderEx.getG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GDateHolderEx.validateLexical( String v , SchemaType sType , Valida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GDateHolderEx.compare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